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cf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<text:span text:style-name="T1">Macros</text:span> <text:span text:style-name="T1">were</text:span>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35008a00310018005a008900460054008f008300a000d4008500ef0085006c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HZm8HyMvCceDCQG6nkVeZ9DLWO+yXw4s9UOD/RyOdgI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izWVd+7UTgqxhmdtZs0eaGy7ofMMTe837aHDfPBq5eo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C1TN1pBBR+RHXWyvBU7vYKaq+qXuz+tttV/vcnhiuHo=</DigestValue>
      </Reference>
      <Reference URI="Thumbnails/thumbnail.png">
        <DigestMethod Algorithm="http://www.w3.org/2001/04/xmlenc#sha256"/>
        <DigestValue>e8kORAo7SX04QtxlH/MF/ve95xT5GZY3kw+eH8iHcr8=</DigestValue>
      </Reference>
      <Reference URI="META-INF/macrosignatures.xml">
        <Transforms>
          <Transform Algorithm="http://www.w3.org/TR/2001/REC-xml-c14n-20010315"/>
        </Transforms>
        <DigestMethod Algorithm="http://www.w3.org/2001/04/xmlenc#sha256"/>
        <DigestValue>zpNJXjnhX8hwlJifzDQdvNb16bBOB1IBoJwp0UeYS24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jPWlcjqgprEnEiioAcF3JM1gG3oMSS01XbxfzGFXjbY=</DigestValue>
      </Reference>
      <Reference URI="#ID_009c00d600a2002e00b100ca004100b000a400e400c800f4005800cd007d00e0">
        <DigestMethod Algorithm="http://www.w3.org/2001/04/xmlenc#sha256"/>
        <DigestValue>AHggY8nCDINlqpJbB4b0JT5USEOC+BvpBlVu0504Ss4=</DigestValue>
      </Reference>
      <Reference URI="#idSignedProperties" Type="http://uri.etsi.org/01903#SignedProperties">
        <DigestMethod Algorithm="http://www.w3.org/2001/04/xmlenc#sha256"/>
        <DigestValue>0yzfk49TW8Ul7PDtlxtrRjBCGIq1BiY8nPWUIwfH33c=</DigestValue>
      </Reference>
    </SignedInfo>
    <SignatureValue>Ke7SL9qROl934iZZ6M8orhNL93lrILQ7jN67iYwJPo+wGONE86sGlpHI44uUaOD0
RxvdonP+hGho/UFaroGBqjrrbb77OxoIXGN6s6QKRvDowEHh58Lck80SZ/9c3bCV
FR35Zb6e4SinJSiAQmiNxncg1KHEXPnUeySn+tRdCK9F26N6M018MPCql7kposq5
qD404XcZjOKKkk5W602AI2tcahWhUwiua/TNrlJo4E/AewWtw8gl9bNW6sc2u8MO
I1deJ9vrlZ0WlX+NFP3tfA0o35a/HHmuyk10wzCyHDBMYKAulxo3Ei0Q0aO5Uhoe
f+PmXOOS3sOB/ibCTKHuS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9c00d600a2002e00b100ca004100b000a400e400c800f4005800cd007d00e0" Target="#ID_0035008a00310018005a008900460054008f008300a000d4008500ef0085006c">
          <dc:date xmlns:dc="http://purl.org/dc/elements/1.1/">2022-02-10T17:31:53.585000000</dc:date>
        </SignatureProperty>
      </SignatureProperties>
    </Object>
    <Object xmlns:xd="http://uri.etsi.org/01903/v1.3.2#">
      <xd:QualifyingProperties Target="#ID_0035008a00310018005a008900460054008f008300a000d4008500ef0085006c">
        <xd:SignedProperties Id="idSignedProperties">
          <xd:SignedSignatureProperties>
            <xd:SigningTime>2022-02-10T17:31:53.585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

<file path=META-INF/macrosignatures.xml><?xml version="1.0" encoding="utf-8"?>
<document-signatures xmlns="urn:oasis:names:tc:opendocument:xmlns:digitalsignature:1.0">
  <Signature xmlns="http://www.w3.org/2000/09/xmldsig#" Id="ID_004e00ad00b30050002d0097004200f6009f00760072000a001700250008002d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2600ea00120095002800dc0048004000a4006b0043005b00040054003e003c">
        <DigestMethod Algorithm="http://www.w3.org/2001/04/xmlenc#sha256"/>
        <DigestValue>p3IEhY9wgDbNffqsb0vm7UwtlRBbbQRynpJVQr0bjlY=</DigestValue>
      </Reference>
      <Reference URI="#idSignedProperties" Type="http://uri.etsi.org/01903#SignedProperties">
        <DigestMethod Algorithm="http://www.w3.org/2001/04/xmlenc#sha256"/>
        <DigestValue>c5mMIjawhHHzFAivDBPfUU0CZw/6962VEh7rbtNraxo=</DigestValue>
      </Reference>
    </SignedInfo>
    <SignatureValue>GpLoN9uR/VRv/Q/Pizzl1g1xYXRHdiB+Co58ei3L520e5lVQtsiZc0BWTK+DeYqI
/aGrvApQ3CWH4TXIllg8VYlOz9V1sh9luHklPTrGzljA8vmfJIvGTjIJiLd8AQVP
+iK28Bp2AMIz0P/B5zttRK5MnhqIbUSeA+H+I5gFiQg3WvBelbXt361L0D9pPPfM
ZZi2RYWvvcPeUjQB9JsMMtDMR5379w56T2paTjqL/JNwdZPv1TcOnHOiu2xeRhVT
m/JICjJ9zObrNmLMX5tGUwEpM0lmDfcg79NGK1Cgh3MqXS5N5x9PAv4EQsvhCO//
3yG+dmX0U258aTA7vmofs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2600ea00120095002800dc0048004000a4006b0043005b00040054003e003c" Target="#ID_004e00ad00b30050002d0097004200f6009f00760072000a001700250008002d">
          <dc:date xmlns:dc="http://purl.org/dc/elements/1.1/">2021-01-26T13:06:56.861000000</dc:date>
        </SignatureProperty>
      </SignatureProperties>
    </Object>
    <Object xmlns:xd="http://uri.etsi.org/01903/v1.3.2#">
      <xd:QualifyingProperties Target="#ID_004e00ad00b30050002d0097004200f6009f00760072000a001700250008002d">
        <xd:SignedProperties Id="idSignedProperties">
          <xd:SignedSignatureProperties>
            <xd:SigningTime>2021-01-26T13:06:56.86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